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normal" officeooo:paragraph-rsid="00162dd6" style:font-weight-asian="normal" style:font-weight-complex="normal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9b64f" style:font-weight-asian="normal" style:font-weight-complex="normal"/>
    </style:style>
    <style:style style:name="T7" style:family="text">
      <style:text-properties officeooo:rsid="0019b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straints:</text:span></text:p>
      <text:p text:style-name="P3"><text:span text:style-name="T1">- Overview / Project description, design relevance, goals, objectives and constraints</text:span></text:p>
      <text:p text:style-name="P3"><text:span text:style-name="T1">- Methodology / Languages, development and collaboration tools</text:span></text:p>
      <text:p text:style-name="P3"><text:span text:style-name="T1">- Architecture / System, data, and program design</text:span></text:p>
      <text:p text:style-name="P3"><text:span text:style-name="T1">- Testing / Types and purpose of testing, performance constraints</text:span></text:p>
      <text:p text:style-name="P3"><text:span text:style-name="T1">- Team Roles</text:span></text:p>
      <text:p text:style-name="P3"><text:span text:style-name="T1">- Design Cohesion</text:span></text:p>
      <text:p text:style-name="P3"><text:span text:style-name="T1"/></text:p>
      <text:p text:style-name="P3"><text:span text:style-name="T1">*This is additional material</text:span></text:p>
      <text:p text:style-name="P3"><text:span text:style-name="T1"/></text:p>
      <text:p text:style-name="P1"><text:span text:style-name="T1"><text:s/>1 Introduction</text:span></text:p>
      <text:p text:style-name="P1"><text:span text:style-name="T1"><text:tab/>2.1 Document intent</text:span>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"><text:span text:style-name="T4"><text:tab/><text:tab/>considerations and technical specifications regarding the final implementation.</text:span></text:p>
      <text:p text:style-name="P1"><text:span text:style-name="T4"><text:tab/><text:tab/>This document should not be consideration an installation or configuration guide; its </text:span></text:p>
      <text:p text:style-name="P1"><text:span text:style-name="T4"><text:tab/><text:tab/>primary goal is to detail the design, development, and functionality of the cluster.</text:span></text:p>
      <text:p text:style-name="P1"><text:span text:style-name="T1"><text:tab/>2.2 Document overview</text:span>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"><text:span text:style-name="T5"><text:tab/><text:tab/>software were developed. Each iteration in the development process is illustrated in <text:tab/><text:tab/><text:tab/>detail in each section, covering system design, architecture, and implementation.</text:span></text:p>
      <text:p text:style-name="P1"><text:span text:style-name="T1"><text:tab/>2.3 Scope</text:span></text:p>
      <text:p text:style-name="P1"><text:span text:style-name="T1"><text:tab/><text:tab/></text:span></text:p>
      <text:p text:style-name="P1"><text:span text:style-name="T1"><text:tab/>2.4 Methodology &amp; Tools</text:span></text:p>
      <text:p text:style-name="P1"><text:span text:style-name="T1"/></text:p>
      <text:p text:style-name="P2"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2"><text:span text:style-name="T2"><text:tab/><text:tab/></text:span></text:p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requirements</text:span></text:p>
      <text:p text:style-name="P2"><text:span text:style-name="T2"><text:tab/>2.3 Constraints &amp; Limitations</text:span></text:p>
      <text:p text:style-name="P2"><text:span text:style-name="T2"><text:tab/>2.4 Intended Process </text:span></text:p>
      <text:p text:style-name="P2"><text:span text:style-name="T2"><text:tab/>2.5 Design Forecast &amp; Potential Issues</text:span></text:p>
      <text:p text:style-name="P1"><text:span text:style-name="T1"/></text:p>
      <text:p text:style-name="P1"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1"><text:span text:style-name="T1"><text:tab/></text:span><text:span text:style-name="T2">3</text:span><text:span text:style-name="T1">.2 </text:span><text:span text:style-name="T2">Hardware &amp; Software Specifications</text:span></text:p>
      <text:p text:style-name="P2"><text:span text:style-name="T2"><text:tab/>3.3 System Functions</text:span></text:p>
      <text:p text:style-name="P2"><text:span text:style-name="T2"/></text:p>
      <text:p text:style-name="P1"><text:span text:style-name="T2"><text:tab/></text:span></text:p>
      <text:p text:style-name="P1"><text:span text:style-name="T1">4 Architecture</text:span></text:p>
      <text:p text:style-name="P1"><text:span text:style-name="T1"><text:tab/>4.1 System Design</text:span></text:p>
      <text:p text:style-name="P1"><text:span text:style-name="T1"><text:tab/>4.2 Program Design</text:span></text:p>
      <text:p text:style-name="P1"><text:span text:style-name="T1"/></text:p>
      <text:p text:style-name="P1"><text:span text:style-name="T1">5 Testing</text:span></text:p>
      <text:p text:style-name="P1"><text:span text:style-name="T1"><text:tab/>5.1 Compute Cluster</text:span></text:p>
      <text:p text:style-name="P1"><text:span text:style-name="T1"><text:tab/>5.2 Batch System Tests</text:span></text:p>
      <text:p text:style-name="P1"><text:span text:style-name="T1"/></text:p>
      <text:p text:style-name="P1"><text:span text:style-name="T1">6 Roles and Responsibilities </text:span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8-28T08:22:33.93</dc:date>
    <meta:editing-duration>PT13M45S</meta:editing-duration>
    <meta:editing-cycles>3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41" meta:word-count="219" meta:character-count="1527" meta:non-whitespace-character-count="1299"/>
  </office:meta>
</office:document-meta>
</file>